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Normal">
      <style:text-properties fo:font-size="11pt" fo:language="fr" fo:country="FR" style:font-size-asian="11pt" style:font-size-complex="11pt"/>
    </style:style>
    <style:style style:name="P3" style:family="paragraph" style:parent-style-name="Normal">
      <style:text-properties fo:language="fr" fo:country="FR"/>
    </style:style>
    <style:style style:name="P4" style:family="paragraph" style:parent-style-name="Normal">
      <style:paragraph-properties fo:margin-left="0cm" fo:margin-right="0cm" fo:text-indent="1.251cm" style:auto-text-indent="false"/>
      <style:text-properties fo:language="fr" fo:country="FR"/>
    </style:style>
    <style:style style:name="P5" style:family="paragraph" style:parent-style-name="Normal">
      <style:paragraph-properties fo:margin-left="12.506cm" fo:margin-right="0cm" fo:text-indent="0cm" style:auto-text-indent="false">
        <style:tab-stops/>
      </style:paragraph-properties>
      <style:text-properties fo:language="fr" fo:country="FR"/>
    </style:style>
    <style:style style:name="P6" style:family="paragraph" style:parent-style-name="Normal" style:master-page-name="MP0">
      <style:paragraph-properties style:page-number="auto" fo:break-before="page"/>
    </style:style>
    <style:style style:name="T1" style:family="text">
      <style:text-properties fo:font-size="11pt" fo:language="fr" fo:country="FR" style:font-size-asian="11pt" style:font-size-complex="11pt"/>
    </style:style>
    <style:style style:name="T2" style:family="text">
      <style:text-properties fo:font-size="11pt" style:font-size-asian="11pt" style:font-size-complex="11pt"/>
    </style:style>
    <style:style style:name="T3" style:family="text">
      <style:text-properties fo:language="fr" fo:country="FR"/>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Zone de texte 2" text:anchor-type="paragraph" svg:x="11.811cm" svg:y="0cm" svg:width="7.355cm" style:rel-width="scale" svg:height="3.902cm" style:rel-height="scale" draw:z-index="1"><draw:text-box><text:p text:style-name="P1">Fait à Reims, le 11 Octobre 2019</text:p><text:p text:style-name="Normal"/></draw:text-box></draw:frame><draw:frame draw:style-name="fr1" draw:name="Zone de texte 21" text:anchor-type="paragraph" svg:x="-0.175cm" svg:y="0cm" svg:width="6.8cm" style:rel-width="scale" svg:height="3.902cm" style:rel-height="scale" draw:z-index="0"><draw:text-box><text:p text:style-name="P1">GIGOUT Thomas</text:p><text:p text:style-name="P1">40, rue Ruinart de Brimont</text:p><text:p text:style-name="P1">51100 - Reims</text:p><text:p text:style-name="P1">06.49.02.86.61</text:p><text:p text:style-name="P1">thomasgpro@hotmail.com</text:p><text:p text:style-name="Normal"/></draw:text-box></draw:frame><text:span text:style-name="Police_20_par_20_défaut"><text:span text:style-name="T1"/></text:span></text:p>
      <text:p text:style-name="P2"/>
      <text:p text:style-name="Normal"><draw:frame draw:style-name="fr1" draw:name="Zone de texte 22" text:anchor-type="paragraph" svg:x="11.811cm" svg:y="0.4cm" svg:width="6.8cm" style:rel-width="scale" svg:height="3.902cm" style:rel-height="scale" draw:z-index="2"><draw:text-box><text:p text:style-name="P1">dimobile</text:p><text:p text:style-name="P1">12 Faubourg de Soissons</text:p><text:p text:style-name="P1">51170 Fismes</text:p><text:p text:style-name="Normal"/></draw:text-box></draw:frame><text:span text:style-name="Police_20_par_20_défaut"><text:span text:style-name="T2"/></text:span></text:p>
      <text:p text:style-name="P2"/>
      <text:p text:style-name="P2"/>
      <text:p text:style-name="P2"/>
      <text:p text:style-name="P2"/>
      <text:p text:style-name="P2"/>
      <text:p text:style-name="P2"/>
      <text:p text:style-name="P2"/>
      <text:p text:style-name="P3"/>
      <text:p text:style-name="P3"/>
      <text:p text:style-name="P3">Objet : Candidature pour un stage au sein de l'entreprise Dimobile</text:p>
      <text:p text:style-name="P3"/>
      <text:p text:style-name="P3"/>
      <text:p text:style-name="P3"/>
      <text:p text:style-name="P3"><text:tab/>Madame, Monsieur,</text:p>
      <text:p text:style-name="P3"/>
      <text:p text:style-name="Normal"><text:span text:style-name="Police_20_par_20_défaut"><text:span text:style-name="T3"><text:tab/>Actuellement en licence informatique à l'Université de Reims Champagne-Ardenne, je suis à la recherche d'une entreprise qui pourrait m'accueillir dans le cadre d'un stage conventionné à compter du 13 Avril 2019, pour une durée d'au moins 6 semaines.</text:span></text:span></text:p>
      <text:p text:style-name="P3"/>
      <text:p text:style-name="P3"><text:tab/>J'ai découvert votre entreprise à la suite d'une annonce d'un certain Dimitri sur le serveur Discord Champagne Ar'Dev. Le message concernait une offre d'emploi, mais j'ai tout de même pensé à vous proposer ma candidature pour un stage.</text:p>
      <text:p text:style-name="P3"/>
      <text:p text:style-name="P3"><text:tab/>L'univers du Web et du développement mobile sont mes parties préférées dans le domaine informatique, et ce sont les parties dans lesquelles je m'épanouis le mieux à la faculté. </text:p>
      <text:p text:style-name="P3"/>
      <text:p text:style-name="P4">D'ailleurs, cette formation à l'Université de Reims en licence informatique m'a permis d'acquérir de nombreuses compétences parmi celles que vous recherchez, comme le PHP, HTML, CSS, SQL… J'ai même eu l'occasion de travailler sur un projet avec cinq autres étudiants. Le projet portait sur un site de gestion d'objets perdus pour la faculté, développé en Laravel 5. Nous utilisions Github pour se partager les projets.</text:p>
      <text:p text:style-name="P4"/>
      <text:p text:style-name="P4">De plus, mon expérience chez Burger King en tant que job étudiant (équipier polyvalent puis assistant manager) m'a permis d'acquérir la notion de rigueur, de travail d'équipe et de gestion d'une équipe.</text:p>
      <text:p text:style-name="P4"/>
      <text:p text:style-name="P4">Je reste à votre disposition pour toute autre informations complémentaire ou pour vous rencontrer lors d'un éventuel entretien à votre convenance.</text:p>
      <text:p text:style-name="P4"/>
      <text:p text:style-name="P4">Dans l'attente de votre réponse, je vous prie d'agréer, Madame, Monsieur, mes sincères salutations.</text:p>
      <text:p text:style-name="P4"><text:tab/><text:tab/><text:tab/><text:tab/><text:tab/><text:tab/><text:tab/><text:tab/><text:tab/></text:p>
      <text:p text:style-name="P4"/>
      <text:p text:style-name="P4"/>
      <text:p text:style-name="P5">GIGOUT Thomas</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7-10-20T23:40:00Z</meta:creation-date>
    <dc:date>2019-10-11T15:42:50.702000000</dc:date>
    <meta:editing-cycles>11</meta:editing-cycles>
    <meta:editing-duration>PT43M12S</meta:editing-duration>
    <meta:document-statistic meta:table-count="0" meta:image-count="0" meta:object-count="0" meta:page-count="1" meta:paragraph-count="20" meta:word-count="278" meta:character-count="1798" meta:non-whitespace-character-count="1525"/>
    <meta:template xlink:type="simple" xlink:actuate="onRequest" xlink:title="" xlink:href="Normal.dotm"/>
  </office:meta>
</office:document-meta>
</file>